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4cm" fo:min-width="0.4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34cm" fo:min-width="9.78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/>
    </style:style>
    <style:style style:name="gr4" style:family="graphic" style:parent-style-name="standard">
      <style:graphic-properties draw:textarea-horizontal-align="justify" draw:textarea-vertical-align="middle" draw:auto-grow-height="false" fo:min-height="1.284cm" fo:min-width="9.734cm"/>
      <style:paragraph-properties style:writing-mode="lr-tb"/>
    </style:style>
    <style:style style:name="gr5" style:family="graphic" style:parent-style-name="standard">
      <style:graphic-properties svg:stroke-color="#ff8000" draw:fill-color="#ff8000" draw:textarea-horizontal-align="justify" draw:textarea-vertical-align="middle" draw:auto-grow-height="false" fo:min-height="0.834cm" fo:min-width="9.784cm"/>
      <style:paragraph-properties style:writing-mode="lr-tb"/>
    </style:style>
    <style:style style:name="gr6" style:family="graphic" style:parent-style-name="standard">
      <style:graphic-properties svg:stroke-color="#ff8000" draw:fill-color="#ff8000" draw:textarea-horizontal-align="justify" draw:textarea-vertical-align="middle" draw:auto-grow-height="false" fo:min-height="0.834cm" fo:min-width="7.384cm"/>
      <style:paragraph-properties style:writing-mode="lr-tb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812cm" fo:min-width="1.2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cm" svg:height="1.2cm" svg:x="2.5cm" svg:y="2.4cm">
          <text:p text:style-name="P1">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cm" svg:height="1.2cm" svg:x="18.2cm" svg:y="2.4cm">
          <text:p text:style-name="P1">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0.4cm" svg:height="1.2cm" svg:x="5.7cm" svg:y="4.3cm">
          <text:p text:style-name="P1">Simple:Any A-Z,a-z,1-9,- Ch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3.5cm" svg:y1="3cm" svg:x2="18.2cm" svg:y2="3cm" draw:start-shape="id1" draw:start-glue-point="1" draw:end-shape="id2" draw:end-glue-point="3" svg:d="M3500 3000h14700" svg:viewBox="0 0 14701 1">
          <text:p/>
        </draw:connector>
        <draw:connector draw:style-name="gr3" draw:text-style-name="P2" draw:layer="layout" draw:line-skew="0.317cm" svg:x1="16.1cm" svg:y1="4.9cm" svg:x2="17.164cm" svg:y2="2.985cm" draw:start-shape="id3" draw:start-glue-point="1" svg:d="M16100 4900h1100v-1915h-36" svg:viewBox="0 0 1101 1916">
          <text:p/>
        </draw:connector>
        <draw:line draw:style-name="gr3" draw:text-style-name="P2" draw:layer="layout" svg:x1="4.4cm" svg:y1="4.9cm" svg:x2="5.8cm" svg:y2="4.9cm">
          <text:p/>
        </draw:line>
        <draw:custom-shape draw:style-name="gr1" draw:text-style-name="P1" draw:layer="layout" svg:width="1cm" svg:height="1.2cm" svg:x="5.8cm" svg:y="10cm">
          <text:p text:style-name="P1">\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4cm" svg:y1="3cm" svg:x2="4.5cm" svg:y2="12.3cm">
          <text:p/>
        </draw:line>
        <draw:line draw:style-name="gr3" draw:text-style-name="P2" draw:layer="layout" svg:x1="4.4cm" svg:y1="6.5cm" svg:x2="5.7cm" svg:y2="6.5cm">
          <text:p/>
        </draw:line>
        <draw:custom-shape draw:style-name="gr4" draw:text-style-name="P1" xml:id="id4" draw:id="id4" draw:layer="layout" svg:width="10.4cm" svg:height="1.7cm" svg:x="5.7cm" svg:y="5.8cm">
          <text:p text:style-name="P1">Complex:<text:line-break/>!#$%&amp;()*+,-./:;&lt;=&gt;?@[]^_`{|}~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10.4cm" svg:height="1.2cm" svg:x="5.8cm" svg:y="7.8cm">
          <text:p text:style-name="P1">other <text:s/>UniCode Char #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5cm" svg:y1="8.4cm" svg:x2="5.8cm" svg:y2="8.4cm">
          <text:p/>
        </draw:line>
        <draw:connector draw:style-name="standard" draw:text-style-name="P1" draw:layer="layout" draw:line-skew="0.3cm" svg:x1="16.1cm" svg:y1="6.65cm" svg:x2="17.198cm" svg:y2="4.919cm" draw:start-shape="id4" draw:start-glue-point="1" svg:d="M16100 6650h1100v-1731h-2" svg:viewBox="0 0 1101 1732">
          <text:p/>
        </draw:connector>
        <draw:connector draw:style-name="standard" draw:text-style-name="P1" draw:layer="layout" draw:line-skew="0.267cm" svg:x1="16.2cm" svg:y1="8.4cm" svg:x2="17.164cm" svg:y2="6.581cm" draw:start-shape="id5" draw:start-glue-point="1" svg:d="M16200 8400h1000v-1819h-36" svg:viewBox="0 0 1001 1820">
          <text:p/>
        </draw:connector>
        <draw:custom-shape draw:style-name="gr6" draw:text-style-name="P3" xml:id="id6" draw:id="id6" draw:layer="layout" svg:width="8cm" svg:height="1.2cm" svg:x="8.1cm" svg:y="10cm">
          <text:p text:style-name="P1">\“ \\ \/ \b \t \n \r \f \uxxx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5cm" svg:y1="10.6cm" svg:x2="5.8cm" svg:y2="10.6cm">
          <text:p/>
        </draw:line>
        <draw:line draw:style-name="gr3" draw:text-style-name="P2" draw:layer="layout" svg:x1="6.8cm" svg:y1="10.6cm" svg:x2="8.1cm" svg:y2="10.6cm">
          <text:p/>
        </draw:line>
        <draw:connector draw:style-name="standard" draw:text-style-name="P1" draw:layer="layout" draw:line-skew="0.3cm" svg:x1="16.1cm" svg:y1="10.6cm" svg:x2="17.198cm" svg:y2="8.345cm" draw:start-shape="id6" draw:start-glue-point="1" svg:d="M16100 10600h1100v-2255h-2" svg:viewBox="0 0 1101 2256">
          <text:p/>
        </draw:connector>
        <draw:custom-shape draw:style-name="gr7" draw:text-style-name="P4" draw:layer="layout" svg:width="2.5cm" svg:height="1.5cm" svg:x="3.2cm" svg:y="12.3cm">
          <text:p text:style-name="P1">O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2.5cm" svg:height="1cm" svg:x="4.7cm" svg:y="1.5cm">
          <draw:text-box>
            <text:p>String Definitio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2T08:19:16.673000000</meta:creation-date>
    <dc:date>2020-07-02T11:06:42.196000000</dc:date>
    <meta:editing-duration>PT5M11S</meta:editing-duration>
    <meta:editing-cycles>2</meta:editing-cycles>
    <meta:generator>LibreOffice/6.3.5.2$Windows_X86_64 LibreOffice_project/dd0751754f11728f69b42ee2af66670068624673</meta:generator>
    <meta:document-statistic meta:object-count="20"/>
  </office:meta>
</office:document-meta>
</file>